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5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5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table:style-name="ce6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03:43:48.088836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19T03:44:30.416579752</dc:date>
    <meta:editing-duration>PT7H54M41S</meta:editing-duration>
    <meta:editing-cycles>33</meta:editing-cycles>
    <meta:document-statistic meta:table-count="1" meta:cell-count="45" meta:object-count="0"/>
  </office:meta>
</office:document-meta>
</file>